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8da3" officeooo:paragraph-rsid="001f8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XZ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2:13:26.513752098</meta:creation-date>
    <dc:date>2014-12-28T22:13:39.03213547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1.3.2$Linux_X86_64 LibreOffice_project/410m0$Build-2</meta:generator>
  </office:meta>
</office:document-meta>
</file>